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56f" officeooo:paragraph-rsid="0013f56f"/>
    </style:style>
    <style:style style:name="P2" style:family="paragraph" style:parent-style-name="Standard">
      <style:text-properties officeooo:paragraph-rsid="0013f56f"/>
    </style:style>
    <style:style style:name="P3" style:family="paragraph" style:parent-style-name="Standard">
      <style:text-properties fo:color="#000000" officeooo:rsid="00496bd7" officeooo:paragraph-rsid="00184125"/>
    </style:style>
    <style:style style:name="P4" style:family="paragraph" style:parent-style-name="Standard">
      <style:paragraph-properties fo:text-align="end" style:justify-single-word="false"/>
      <style:text-properties fo:color="#000000" officeooo:rsid="00496bd7" officeooo:paragraph-rsid="0019780f"/>
    </style:style>
    <style:style style:name="P5" style:family="paragraph" style:parent-style-name="Standard">
      <style:paragraph-properties fo:text-align="start" style:justify-single-word="false"/>
      <style:text-properties fo:color="#000000" officeooo:rsid="00496bd7" officeooo:paragraph-rsid="0019780f"/>
    </style:style>
    <style:style style:name="P6" style:family="paragraph" style:parent-style-name="Standard">
      <style:paragraph-properties fo:text-align="start" style:justify-single-word="false"/>
      <style:text-properties fo:color="#000000" officeooo:rsid="00496bd7" officeooo:paragraph-rsid="001a3742"/>
    </style:style>
    <style:style style:name="P7" style:family="paragraph" style:parent-style-name="Standard">
      <style:paragraph-properties fo:text-align="start" style:justify-single-word="false"/>
      <style:text-properties fo:color="#000000" officeooo:rsid="00496bd7" officeooo:paragraph-rsid="001deedd"/>
    </style:style>
    <style:style style:name="P8" style:family="paragraph" style:parent-style-name="Standard">
      <style:text-properties fo:color="#000000" officeooo:rsid="00518db6" officeooo:paragraph-rsid="001a3742"/>
    </style:style>
    <style:style style:name="P9" style:family="paragraph" style:parent-style-name="Standard">
      <style:text-properties fo:color="#000000" officeooo:rsid="0042d5f6" officeooo:paragraph-rsid="001a3742"/>
    </style:style>
    <style:style style:name="P10" style:family="paragraph" style:parent-style-name="Standard">
      <style:text-properties officeooo:paragraph-rsid="00179438"/>
    </style:style>
    <style:style style:name="P11" style:family="paragraph" style:parent-style-name="Standard">
      <style:text-properties officeooo:paragraph-rsid="00184125"/>
    </style:style>
    <style:style style:name="P12" style:family="paragraph" style:parent-style-name="Standard">
      <style:text-properties officeooo:paragraph-rsid="0019780f"/>
    </style:style>
    <style:style style:name="P13" style:family="paragraph" style:parent-style-name="Standard">
      <style:paragraph-properties fo:text-align="start" style:justify-single-word="false"/>
      <style:text-properties officeooo:paragraph-rsid="001a3742"/>
    </style:style>
    <style:style style:name="P14" style:family="paragraph" style:parent-style-name="Standard">
      <style:paragraph-properties fo:text-align="start" style:justify-single-word="false"/>
      <style:text-properties officeooo:paragraph-rsid="001b4c13"/>
    </style:style>
    <style:style style:name="P15" style:family="paragraph" style:parent-style-name="Standard">
      <style:paragraph-properties fo:text-align="start" style:justify-single-word="false"/>
      <style:text-properties officeooo:paragraph-rsid="001deedd"/>
    </style:style>
    <style:style style:name="P16" style:family="paragraph" style:parent-style-name="Standard">
      <style:paragraph-properties fo:text-align="start" style:justify-single-word="false"/>
      <style:text-properties officeooo:paragraph-rsid="002155af"/>
    </style:style>
    <style:style style:name="P17" style:family="paragraph" style:parent-style-name="Standard">
      <style:paragraph-properties fo:text-align="end" style:justify-single-word="false"/>
      <style:text-properties officeooo:rsid="001b4c13" officeooo:paragraph-rsid="001b4c13"/>
    </style:style>
    <style:style style:name="P18" style:family="paragraph" style:parent-style-name="Standard">
      <style:text-properties officeooo:paragraph-rsid="001cca27"/>
    </style:style>
    <style:style style:name="P19" style:family="paragraph" style:parent-style-name="Standard">
      <style:text-properties officeooo:paragraph-rsid="001deedd"/>
    </style:style>
    <style:style style:name="P20" style:family="paragraph" style:parent-style-name="Standard">
      <style:text-properties officeooo:paragraph-rsid="002155af"/>
    </style:style>
    <style:style style:name="P21" style:family="paragraph" style:parent-style-name="Standard">
      <style:paragraph-properties fo:text-align="start" style:justify-single-word="false"/>
      <style:text-properties officeooo:rsid="0024fd15" officeooo:paragraph-rsid="0024fd15"/>
    </style:style>
    <style:style style:name="P22" style:family="paragraph" style:parent-style-name="Standard">
      <style:text-properties officeooo:rsid="0024fd15" officeooo:paragraph-rsid="002155af"/>
    </style:style>
    <style:style style:name="P23" style:family="paragraph" style:parent-style-name="Standard">
      <style:text-properties fo:color="#000000" officeooo:rsid="003139f6" officeooo:paragraph-rsid="00179438"/>
    </style:style>
    <style:style style:name="P24" style:family="paragraph" style:parent-style-name="Standard">
      <style:text-properties fo:color="#000000" officeooo:rsid="00179438" officeooo:paragraph-rsid="00179438"/>
    </style:style>
    <style:style style:name="P25" style:family="paragraph" style:parent-style-name="Standard">
      <style:text-properties fo:color="#000000" officeooo:rsid="0032ec01" officeooo:paragraph-rsid="00179438"/>
    </style:style>
    <style:style style:name="P26" style:family="paragraph" style:parent-style-name="Standard">
      <style:text-properties fo:color="#000000" officeooo:rsid="0048b209" officeooo:paragraph-rsid="00179438"/>
    </style:style>
    <style:style style:name="P27" style:family="paragraph" style:parent-style-name="Standard">
      <style:text-properties fo:color="#000000" officeooo:rsid="00496bd7" officeooo:paragraph-rsid="00184125"/>
    </style:style>
    <style:style style:name="P28" style:family="paragraph" style:parent-style-name="Standard">
      <style:paragraph-properties fo:text-align="end" style:justify-single-word="false"/>
      <style:text-properties fo:color="#000000" officeooo:rsid="0019780f" officeooo:paragraph-rsid="0019780f"/>
    </style:style>
    <style:style style:name="P29" style:family="paragraph" style:parent-style-name="Standard">
      <style:paragraph-properties fo:text-align="start" style:justify-single-word="false"/>
      <style:text-properties fo:color="#000000" officeooo:rsid="004eb2bc" officeooo:paragraph-rsid="001b4c13"/>
    </style:style>
    <style:style style:name="P30" style:family="paragraph" style:parent-style-name="Standard">
      <style:paragraph-properties fo:text-align="start" style:justify-single-word="false"/>
      <style:text-properties fo:color="#000000" officeooo:rsid="004ed6a5" officeooo:paragraph-rsid="001b4c13"/>
    </style:style>
    <style:style style:name="P31" style:family="paragraph" style:parent-style-name="Standard">
      <style:text-properties fo:color="#000000" officeooo:rsid="004f8b23" officeooo:paragraph-rsid="001cca27"/>
    </style:style>
    <style:style style:name="P32" style:family="paragraph" style:parent-style-name="Standard">
      <style:text-properties fo:color="#000000" officeooo:rsid="003b0b85" officeooo:paragraph-rsid="001cca27"/>
    </style:style>
    <style:style style:name="P33" style:family="paragraph" style:parent-style-name="Standard">
      <style:text-properties fo:color="#000000" officeooo:rsid="004ff493" officeooo:paragraph-rsid="001cca27"/>
    </style:style>
    <style:style style:name="P34" style:family="paragraph" style:parent-style-name="Standard">
      <style:text-properties fo:color="#000000" officeooo:rsid="00506f4b" officeooo:paragraph-rsid="001deedd"/>
    </style:style>
    <style:style style:name="P35" style:family="paragraph" style:parent-style-name="Standard">
      <style:text-properties fo:color="#000000" officeooo:rsid="00518db6" officeooo:paragraph-rsid="001deedd"/>
    </style:style>
    <style:style style:name="P36" style:family="paragraph" style:parent-style-name="Standard">
      <style:paragraph-properties fo:text-align="start" style:justify-single-word="false"/>
      <style:text-properties fo:color="#000000" officeooo:rsid="0052ace6" officeooo:paragraph-rsid="001deedd"/>
    </style:style>
    <style:style style:name="P37" style:family="paragraph" style:parent-style-name="Standard">
      <style:paragraph-properties fo:text-align="start" style:justify-single-word="false"/>
      <style:text-properties fo:color="#000000" officeooo:rsid="001deedd" officeooo:paragraph-rsid="001deedd"/>
    </style:style>
    <style:style style:name="P38" style:family="paragraph" style:parent-style-name="Standard">
      <style:text-properties fo:color="#000000" officeooo:rsid="003f431b" officeooo:paragraph-rsid="002155af"/>
    </style:style>
    <style:style style:name="P39" style:family="paragraph" style:parent-style-name="Standard">
      <style:text-properties fo:color="#000000" officeooo:rsid="0042d5f6" officeooo:paragraph-rsid="002155af"/>
    </style:style>
    <style:style style:name="P40" style:family="paragraph" style:parent-style-name="Standard">
      <style:paragraph-properties fo:text-align="start" style:justify-single-word="false"/>
      <style:text-properties fo:color="#000000" officeooo:rsid="005688de" officeooo:paragraph-rsid="002155af"/>
    </style:style>
    <style:style style:name="P41" style:family="paragraph" style:parent-style-name="Standard">
      <style:paragraph-properties fo:text-align="start" style:justify-single-word="false"/>
      <style:text-properties officeooo:paragraph-rsid="001b4c13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erif" fo:font-size="12pt" style:font-size-asian="12pt" style:font-size-complex="12pt"/>
    </style:style>
    <style:style style:name="T1" style:family="text">
      <style:text-properties officeooo:rsid="0013f56f"/>
    </style:style>
    <style:style style:name="T2" style:family="text">
      <style:text-properties officeooo:rsid="001532cc"/>
    </style:style>
    <style:style style:name="T3" style:family="text">
      <style:text-properties officeooo:rsid="001720c1"/>
    </style:style>
    <style:style style:name="T4" style:family="text">
      <style:text-properties fo:color="#000000"/>
    </style:style>
    <style:style style:name="T5" style:family="text">
      <style:text-properties fo:color="#000000" officeooo:rsid="004eb2bc"/>
    </style:style>
    <style:style style:name="T6" style:family="text">
      <style:text-properties fo:color="#000000" officeooo:rsid="003139f6"/>
    </style:style>
    <style:style style:name="T7" style:family="text">
      <style:text-properties fo:color="#000000" officeooo:rsid="00477e9c"/>
    </style:style>
    <style:style style:name="T8" style:family="text">
      <style:text-properties fo:color="#000000" officeooo:rsid="004f8b23"/>
    </style:style>
    <style:style style:name="T9" style:family="text">
      <style:text-properties fo:color="#000000" officeooo:rsid="0034e4f2"/>
    </style:style>
    <style:style style:name="T10" style:family="text">
      <style:text-properties fo:color="#000000" officeooo:rsid="0032ec01"/>
    </style:style>
    <style:style style:name="T11" style:family="text">
      <style:text-properties fo:color="#000000" officeooo:rsid="0048b209"/>
    </style:style>
    <style:style style:name="T12" style:family="text">
      <style:text-properties fo:color="#000000" officeooo:rsid="00496bd7"/>
    </style:style>
    <style:style style:name="T13" style:family="text">
      <style:text-properties fo:color="#000000" officeooo:rsid="00179438"/>
    </style:style>
    <style:style style:name="T14" style:family="text">
      <style:text-properties fo:color="#000000" officeooo:rsid="00184125"/>
    </style:style>
    <style:style style:name="T15" style:family="text">
      <style:text-properties fo:color="#000000" officeooo:rsid="0019780f"/>
    </style:style>
    <style:style style:name="T16" style:family="text">
      <style:text-properties fo:color="#000000" officeooo:rsid="00336642"/>
    </style:style>
    <style:style style:name="T17" style:family="text">
      <style:text-properties fo:color="#000000" officeooo:rsid="0051b2d4"/>
    </style:style>
    <style:style style:name="T18" style:family="text">
      <style:text-properties fo:color="#000000" officeooo:rsid="00497289"/>
    </style:style>
    <style:style style:name="T19" style:family="text">
      <style:text-properties fo:color="#000000" officeooo:rsid="0055f3b4"/>
    </style:style>
    <style:style style:name="T20" style:family="text">
      <style:text-properties fo:color="#000000" officeooo:rsid="004cd29e"/>
    </style:style>
    <style:style style:name="T21" style:family="text">
      <style:text-properties fo:color="#000000" officeooo:rsid="00570a72"/>
    </style:style>
    <style:style style:name="T22" style:family="text">
      <style:text-properties fo:color="#000000" officeooo:rsid="004ed6a5"/>
    </style:style>
    <style:style style:name="T23" style:family="text">
      <style:text-properties fo:color="#000000" officeooo:rsid="0051d4ed"/>
    </style:style>
    <style:style style:name="T24" style:family="text">
      <style:text-properties fo:color="#000000" officeooo:rsid="0052ace6"/>
    </style:style>
    <style:style style:name="T25" style:family="text">
      <style:text-properties fo:color="#000000" officeooo:rsid="0052f9af"/>
    </style:style>
    <style:style style:name="T26" style:family="text">
      <style:text-properties fo:color="#000000" officeooo:rsid="00506f4b"/>
    </style:style>
    <style:style style:name="T27" style:family="text">
      <style:text-properties fo:color="#000000" officeooo:rsid="003a4d60"/>
    </style:style>
    <style:style style:name="T28" style:family="text">
      <style:text-properties fo:color="#000000" officeooo:rsid="004ff493"/>
    </style:style>
    <style:style style:name="T29" style:family="text">
      <style:text-properties fo:color="#000000" officeooo:rsid="003b0b85"/>
    </style:style>
    <style:style style:name="T30" style:family="text">
      <style:text-properties fo:color="#000000" officeooo:rsid="00518db6"/>
    </style:style>
    <style:style style:name="T31" style:family="text">
      <style:text-properties fo:color="#000000" officeooo:rsid="0053c42e"/>
    </style:style>
    <style:style style:name="T32" style:family="text">
      <style:text-properties fo:color="#000000" officeooo:rsid="005688de"/>
    </style:style>
    <style:style style:name="T33" style:family="text">
      <style:text-properties fo:color="#000000" officeooo:rsid="003cdafc"/>
    </style:style>
    <style:style style:name="T34" style:family="text">
      <style:text-properties fo:color="#000000" officeooo:rsid="003e9520"/>
    </style:style>
    <style:style style:name="T35" style:family="text">
      <style:text-properties fo:color="#000000" officeooo:rsid="003f431b"/>
    </style:style>
    <style:style style:name="T36" style:family="text">
      <style:text-properties fo:color="#000000" officeooo:rsid="00411a24"/>
    </style:style>
    <style:style style:name="T37" style:family="text">
      <style:text-properties fo:color="#000000" officeooo:rsid="0042d5f6"/>
    </style:style>
    <style:style style:name="T38" style:family="text">
      <style:text-properties fo:color="#000000" officeooo:rsid="001a3742"/>
    </style:style>
    <style:style style:name="T39" style:family="text">
      <style:text-properties fo:color="#000000" officeooo:rsid="001b4c13"/>
    </style:style>
    <style:style style:name="T40" style:family="text">
      <style:text-properties fo:color="#000000" officeooo:rsid="001cca27"/>
    </style:style>
    <style:style style:name="T41" style:family="text">
      <style:text-properties fo:color="#000000" officeooo:rsid="001deedd"/>
    </style:style>
    <style:style style:name="T42" style:family="text">
      <style:text-properties fo:color="#000000" officeooo:rsid="001f7316"/>
    </style:style>
    <style:style style:name="T43" style:family="text">
      <style:text-properties fo:color="#000000" officeooo:rsid="002155af"/>
    </style:style>
    <style:style style:name="T44" style:family="text">
      <style:text-properties fo:color="#000000" officeooo:rsid="0023312d"/>
    </style:style>
    <style:style style:name="T45" style:family="text">
      <style:text-properties officeooo:rsid="00184125"/>
    </style:style>
    <style:style style:name="T46" style:family="text">
      <style:text-properties officeooo:rsid="0051d4ed"/>
    </style:style>
    <style:style style:name="T47" style:family="text">
      <style:text-properties officeooo:rsid="001deedd"/>
    </style:style>
    <style:style style:name="T48" style:family="text">
      <style:text-properties style:font-name="Liberation Serif"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1.9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ke Expansionen <text:span text:style-name="T3">des Oh</text:span> der letzen 10j die Frage, wieso?</text:p>
      <text:p text:style-name="P1">&gt; mehrere gründe:</text:p>
      <text:p text:style-name="P1"><draw:frame text:anchor-type="paragraph" draw:z-index="0" draw:name="Shape1" draw:style-name="gr1" draw:text-style-name="P42" svg:width="3.563in" svg:height="1.9689in" svg:x="3.8528in" svg:y="0.1736in"><draw:text-box><text:p><text:span text:style-name="T48">weitere vorteile va für jugendliche attraktiv</text:span></text:p><text:p><text:span text:style-name="T48">&gt; bequemlichkeit, zeitl. Vorteil</text:span></text:p><text:p><text:span text:style-name="T48"/></text:p><text:p><text:span text:style-name="T48">&gt; auf land EKZ weit entfernt</text:span></text:p><text:p><text:span text:style-name="T48">&gt; vorallem für jugendliche ein problem</text:span></text:p><text:p><text:span text:style-name="T48"><text:s text:c="3"/></text:span><text:span text:style-name="T48">&gt; klar: mit familie, bus</text:span></text:p><text:p><text:span text:style-name="T48"><text:s text:c="3"/></text:span><text:span text:style-name="T48">&gt; nicht unmöglich, aber umständlich</text:span></text:p><text:p><text:span text:style-name="T48">&gt; selbst wenn fahrprüfung zeit &amp; geld</text:span></text:p><text:p><text:span text:style-name="T48">&gt; nicht immer prod. verfügbar</text:span></text:p></draw:text-box></draw:frame></text:p>
      <text:p text:style-name="P1">preisliche vorteil</text:p>
      <text:p text:style-name="P2"><text:span text:style-name="T3">meist </text:span><text:span text:style-name="T1">geringere fixkosten vgl stationär</text:span></text:p>
      <text:p text:style-name="P1">(standortfaktor spielt keine rolle)</text:p>
      <text:p text:style-name="P1">&gt; ersparnisse an konsumenten</text:p>
      <text:p text:style-name="P1"><text:s text:c="3"/>weitergeben</text:p>
      <text:p text:style-name="P1">&gt; hoher einfluss bei wenig solventen</text:p>
      <text:p text:style-name="P1"><text:s text:c="3"/>wie gen z, </text:p>
      <text:p text:style-name="P1"><text:s text:c="3"/>(kinder, jugendl, erw -23)</text:p>
      <text:p text:style-name="P1">&gt; dass <text:span text:style-name="T3">preissens.</text:span> mehr O SchU bestätigt</text:p>
      <text:p text:style-name="P1"><text:s text:c="3"/>64% v. preissensibel &gt; liber Online</text:p>
      <text:p text:style-name="P1"><text:s text:c="3"/>n. ps: 43%</text:p>
      <text:p text:style-name="P1"/>
      <text:p text:style-name="P1">weiterer V vorallem jugendliche: auswalt, auf käufer angepasst</text:p>
      <text:p text:style-name="P1">&gt; ermöglicht durch tatsache, anbieter paralel p. anbieten</text:p>
      <text:p text:style-name="P1">&gt; online website nur einen klick entfernt, stationär lohnt es sich nicht</text:p>
      <text:p text:style-name="P1">&gt; auswahl &gt; neues konsumverhalten</text:p>
      <text:p text:style-name="P1">&gt; vom stationär üblich A &gt; P &gt; K, online invertiert, online meist eigene recherche, dann verkäufer</text:p>
      <text:p text:style-name="P1">&gt; <text:span text:style-name="T2">neben Hauptvorteilen </text:span>aber auch argumente gegen online</text:p>
      <text:p text:style-name="P1"><text:s text:c="3"/>&gt; einerseits vorteile stationär, später</text:p>
      <text:p text:style-name="P1"><text:s text:c="3"/>&gt; moralisch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<text:span text:style-name="T5">[1F]<text:tab/></text:span><text:span text:style-name="T6">Bei starken Expansionen, Onlinehandel letzten </text:span><text:span text:style-name="T13">J u JZ</text:span><text:span text:style-name="T6"> gezeigt hat, Frage: Wieso?</text:span></text:p>
      <text:p text:style-name="P23">Als Antwort mehrere Gründe aufführen: In erster Linie wäre da preisliche Vorteil</text:p>
      <text:p text:style-name="P24">OnlineU meist geringere fixkosten, bsp standortfaktor weniger relevant, </text:p>
      <text:p text:style-name="P24">&gt; plätze außerhalb von städten wählen, geringere miete</text:p>
      <text:p text:style-name="P10"><text:span text:style-name="T7">Dieser Faktor besonders bei wenig solventen </text:span><text:span text:style-name="T8">Käufern</text:span><text:span text:style-name="T7">hohen einfluss</text:span></text:p>
      <text:p text:style-name="P10"><text:span text:style-name="T7"><text:s text:c="3"/>zu denen größtenteils Personen </text:span><text:span text:style-name="T13">Gen Z</text:span><text:span text:style-name="T6"> </text:span><text:span text:style-name="T7">zählen</text:span><text:span text:style-name="T13">(K, J, E-23)</text:span></text:p>
      <text:p text:style-name="P10"><text:span text:style-name="T7">Dass diese nun vermehrt online bestellen, hat</text:span><text:span text:style-name="T6"> sich </text:span><text:span text:style-name="T13">SchülerU</text:span><text:span text:style-name="T6"> bestätigt </text:span></text:p>
      <text:p text:style-name="P10"><text:span text:style-name="T6"><text:s text:c="3"/></text:span><text:span text:style-name="T9">64% </text:span><text:span text:style-name="T13">d </text:span><text:span text:style-name="T9">schüler, preissensible bezeichneten, bevorzugten onlinehandel gegenüber dem station</text:span><text:span text:style-name="T13">ä</text:span><text:span text:style-name="T9">ren</text:span></text:p>
      <text:p text:style-name="P10"><text:span text:style-name="T9"><text:s text:c="3"/></text:span><text:span text:style-name="T13">bei den S nicht preissensibel 43%</text:span></text:p>
      <text:p text:style-name="P25">Zudem weitere Vorteile, vorallem für jugendliche attraktiv</text:p>
      <text:p text:style-name="P25"><text:s/></text:p>
      <text:p text:style-name="P25"><text:s text:c="3"/>Einerseits die Bequemlichkeit und zeitliche Vorteil</text:p>
      <text:p text:style-name="P10"><text:span text:style-name="T10">B</text:span><text:span text:style-name="T7">esonders im ländl Bereich liegen Einkaufsmöglichkeiten oft kilometerweit entfernt </text:span></text:p>
      <text:p text:style-name="P26"><text:s text:c="3"/>Klar kann man mal mit Familie einkaufen gehen oder Bus</text:p>
      <text:p text:style-name="P26"><text:s text:c="3"/>unmöglich nicht, aber umständlich</text:p>
      <text:p text:style-name="P26"><text:s text:c="3"/>selbst für die, Fahrprüfung hinter sich, kostet es immer noch Zeit und Geld, stationär einzukaufen</text:p>
      <text:p text:style-name="P26">Außerdem nicht immer das gewünschte Produkt stationär verfügbar</text:p>
      <text:p text:style-name="P26"><text:s text:c="3"/>teilw. mit leeren händen nach hause</text:p>
      <text:p text:style-name="P26"/>
      <text:p text:style-name="P10"><text:span text:style-name="T11">Zudem </text:span><text:span text:style-name="T43">gibt</text:span><text:span text:style-name="T11"> beim </text:span><text:span text:style-name="T43">OH</text:span><text:span text:style-name="T11"> deutlich größere auswahl bis auf Käufer angepasste Produkte</text:span><text:span text:style-name="T13">(tshirts)</text:span></text:p>
      <text:p text:style-name="P10"><text:span text:style-name="T11"><text:s text:c="3"/>Das </text:span><text:span text:style-name="T13">Ga</text:span><text:span text:style-name="T11">nze ermöglicht durch tatsache, viele Onlinehändler paralelProdukte anbieten</text:span></text:p>
      <text:p text:style-name="P10"><text:span text:style-name="T11"><text:s text:c="3"/>Online nächste Website nur </text:span><text:span text:style-name="T13">1</text:span><text:span text:style-name="T11"> klick entfernt </text:span></text:p>
      <text:p text:style-name="P26"><text:s text:c="3"/>stationär lohn es selten, mehrere Händler auf Suche nach besten Produkt besuchen</text:p>
      <text:p text:style-name="P11"><text:span text:style-name="T13">&gt; d</text:span><text:span text:style-name="T11">urch große auswahl bei einigen O-Käufern komplett neues Konsumverhalten </text:span></text:p>
      <text:p text:style-name="P11"><text:span text:style-name="T12"><text:s/>stationären üblich, erst </text:span><text:span text:style-name="T14">A</text:span><text:span text:style-name="T12">, </text:span><text:span text:style-name="T14">und</text:span><text:span text:style-name="T12"> danach das zu kaufende </text:span><text:span text:style-name="T14">P</text:span><text:span text:style-name="T12"> auszuwählen</text:span></text:p>
      <text:p text:style-name="P11"><text:span text:style-name="T14">&gt; </text:span><text:span text:style-name="T12">jedoch hat </text:span><text:span text:style-name="T14">OH</text:span><text:span text:style-name="T12"> verhalten invertiert </text:span></text:p>
      <text:p text:style-name="P11"><text:span text:style-name="T12"><text:s text:c="3"/>O-Käufer wählen meist nach eigener recherche </text:span><text:span text:style-name="T14">W</text:span><text:span text:style-name="T12">unschprodukt, sehen sich </text:span><text:span text:style-name="T14">nach mögl</text:span><text:span text:style-name="T12"> Verkaufern um</text:span></text:p>
      <text:p text:style-name="P11"><text:span text:style-name="T12"><text:s text:c="3"/></text:span><text:span text:style-name="T15">&gt; tlw. Besser passende produkte</text:span></text:p>
      <text:p text:style-name="P3"/>
      <text:p text:style-name="P3">Neben <text:span text:style-name="T45">diesen H</text:span>auptvorteilen natürlich auch <text:span text:style-name="T45">R</text:span>eihe von <text:span text:style-name="T45">Arg.</text:span> Gegen <text:span text:style-name="T45">O</text:span>nlinekauf</text:p>
      <text:p text:style-name="P3"><text:span text:style-name="T45">&gt; </text:span>einerseits wären da <text:span text:style-name="T45">V</text:span>orteile des stat. <text:span text:style-name="T45">H</text:span>, später </text:p>
      <text:p text:style-name="P12"><text:span text:style-name="T14">&gt;</text:span><text:span text:style-name="T12"> aber auch moralische gründe, </text:span><text:span text:style-name="T15">nicht online</text:span><text:span text:style-name="T12"> zu kaufen. </text:span></text:p>
      <text:p text:style-name="P28">3:00</text:p>
      <text:p text:style-name="P4"/>
      <text:p text:style-name="P13"><text:span text:style-name="T5">[2F]<text:tab/></text:span><text:span text:style-name="T16">Beispielsweise kaufen insbesondere </text:span><text:span text:style-name="T38">Ü50</text:span><text:span text:style-name="T16"> aus Gründen Umweltv</text:span><text:span text:style-name="T44">schutz</text:span><text:span text:style-name="T16"> </text:span><text:span text:style-name="T17">nur </text:span><text:span text:style-name="T16">stationär <text:s text:c="3"/></text:span></text:p>
      <text:p text:style-name="P13"><text:span text:style-name="T16"><text:s text:c="3"/></text:span><text:span text:style-name="T18">Klingt ja auch logisch, mehr lieferwagen fahren umher, dementsprechend gibt es auch mehr </text:span><text:span text:style-name="T38">E</text:span><text:span text:style-name="T18">mission <text:s/></text:span></text:p>
      <text:p text:style-name="P13"><text:span text:style-name="T18"><text:s text:c="3"/>Jedoch muss vorallem auf land, um stationär einzukaufen, oft auch erst in stadt gefahren</text:span><text:span text:style-name="T19"> </text:span></text:p>
      <text:p text:style-name="P13"><text:span text:style-name="T38">trotzdem</text:span><text:span text:style-name="T20"> könnte unter bestimmten Vorraussetzungen der </text:span><text:span text:style-name="T38">OH</text:span><text:span text:style-name="T20"> zu enormen Emiss.einsparungen führen</text:span></text:p>
      <text:p text:style-name="P13"><text:span text:style-name="T20"><text:s text:c="3"/>und zwar wenn lokale händler nebenbei </text:span><text:span text:style-name="T38">ihre</text:span><text:span text:style-name="T20"> produkte zusätzlich versenden</text:span></text:p>
      <text:p text:style-name="P14"><text:span text:style-name="T20">Jedoch </text:span><text:span text:style-name="T5">ist Annahme, vorallem in nähreen zukunft nicht realistisch</text:span></text:p>
      <text:p text:style-name="P14"><text:span text:style-name="T21">Und da zurzeit O</text:span><text:span text:style-name="T39">H</text:span><text:span text:style-name="T21"> und stat.</text:span><text:span text:style-name="T39">U</text:span><text:span text:style-name="T21"> paralel verkaufen, erhöht sich natürlich emis</text:span><text:span text:style-name="T39">s.M</text:span><text:span text:style-name="T21">enge</text:span></text:p>
      <text:p text:style-name="P14"><text:span text:style-name="T39">&gt; </text:span><text:span text:style-name="T18">Also können wir These, dass </text:span><text:span text:style-name="T39">OH</text:span><text:span text:style-name="T18"> </text:span><text:span text:style-name="T22">Umwelt sch</text:span><text:span text:style-name="T39">adet</text:span><text:span text:style-name="T18"> verifizieren</text:span></text:p>
      <text:p text:style-name="P29"><text:s/></text:p>
      <text:p text:style-name="P14"><text:span text:style-name="T22">Auch wenn dieser ganze Onlinewandel ins</text:span><text:span text:style-name="T39">g.</text:span><text:span text:style-name="T22"> CO2-Emiss. </text:span><text:span text:style-name="T39">e</text:span><text:span text:style-name="T22">rhöht</text:span></text:p>
      <text:p text:style-name="P14"><text:span text:style-name="T22"><text:s text:c="3"/>gibt es auch einige Teilgebiete, in denen Gegenteil der Fall</text:span></text:p>
      <text:p text:style-name="P30"><text:s/></text:p>
      <text:p text:style-name="P17"><text:span text:style-name="T22">4:</text:span><text:span text:style-name="T4">10</text:span></text:p>
      <text:p text:style-name="P5"/>
      <text:p text:style-name="P18"><text:soft-page-break/><text:span text:style-name="T26">[3F]<text:tab/></text:span><text:span text:style-name="T8">Direktverkauf von Herstellern verursacht also immer mehr Probleme für stationäre Händler vielen ist das auch bewusst </text:span></text:p>
      <text:p text:style-name="P31">Beispielsweise haben mediamarkt und saturn, die ihre produkte fast ausschließlich von herstellern beziehen, als reaktion nun eigenmarke “OK” fokus geringe preise entwickelt</text:p>
      <text:p text:style-name="P31"/>
      <text:p text:style-name="P18"><text:span text:style-name="T28">Aber nicht nur Direktverkauf schadet stationären Handel, sondern auch steigende Zahl O-Verkäufen </text:span><text:span text:style-name="T27">Dabei wird es nun für stat.</text:span><text:span text:style-name="T40">H</text:span><text:span text:style-name="T27"> wichtig, </text:span><text:span text:style-name="T40">S</text:span><text:span text:style-name="T27">tärken </text:span><text:span text:style-name="T28">gegenüber dem </text:span><text:span text:style-name="T40">OH</text:span><text:span text:style-name="T27"> richtig auszuspielen </text:span></text:p>
      <text:p text:style-name="P18"><text:span text:style-name="T27"><text:s text:c="3"/></text:span><text:span text:style-name="T29">Da gibt es beispielsweise </text:span><text:span text:style-name="T40">B</text:span><text:span text:style-name="T29">eratung, die es online an sich nicht gibt </text:span></text:p>
      <text:p text:style-name="P18"><text:span text:style-name="T29"><text:s text:c="3"/></text:span><text:span text:style-name="T40">&gt; </text:span><text:span text:style-name="T28">Konsumenten des </text:span><text:span text:style-name="T40">OH</text:span><text:span text:style-name="T28"> müssen sich beispielsweise selber informieren</text:span></text:p>
      <text:p text:style-name="P18"><text:span text:style-name="T28"><text:s text:c="3"/></text:span><text:span text:style-name="T40">&gt; </text:span><text:span text:style-name="T28">da bieten sich z</text:span><text:span text:style-name="T40">B</text:span><text:span text:style-name="T28"> </text:span><text:span text:style-name="T40">O</text:span><text:span text:style-name="T28">nl</text:span><text:span text:style-name="T40">i</text:span><text:span text:style-name="T28">ne-</text:span><text:span text:style-name="T40">F</text:span><text:span text:style-name="T28">oren o. ä. </text:span><text:span text:style-name="T40">A</text:span><text:span text:style-name="T28">n</text:span></text:p>
      <text:p text:style-name="P18"><text:span text:style-name="T28"><text:s text:c="3"/>jedoch nutzen diese ältere nur selten </text:span><text:span text:style-name="T40">+</text:span><text:span text:style-name="T28"> kaufen dementsprechend mehr stationär</text:span></text:p>
      <text:p text:style-name="P18"><text:span text:style-name="T28">Zum anderen gibt es auch noch</text:span><text:span text:style-name="T29"> direkte </text:span><text:span text:style-name="T40">V</text:span><text:span text:style-name="T29">erfügbarkeit</text:span></text:p>
      <text:p text:style-name="P18"><text:span text:style-name="T29"><text:s text:c="2"/>Kauf und </text:span><text:span text:style-name="T40">R</text:span><text:span text:style-name="T29">eklamationspreozess viel schneller</text:span></text:p>
      <text:p text:style-name="P32"><text:s text:c="2"/>zudem kann man produkt direkt betrachten und an/ausprobieren</text:p>
      <text:p text:style-name="P33">Dieser Vorteil trifft auf alle Altersgruppen zu, macht so insbesondere stat. Modegeschäfte attraktiv</text:p>
      <text:p text:style-name="P18"><text:span text:style-name="T28">Außerdem </text:span><text:span text:style-name="T40">bei</text:span><text:span text:style-name="T28"> stat. Kauf oft sicherer im vergleic</text:span><text:span text:style-name="T40">h</text:span><text:span text:style-name="T28"> </text:span><text:span text:style-name="T40">OH</text:span><text:span text:style-name="T28"> </text:span></text:p>
      <text:p text:style-name="P19"><text:span text:style-name="T28"><text:s text:c="2"/></text:span><text:span text:style-name="T41">i</text:span><text:span text:style-name="T28">m Internet kann man bei unvorsichtigem verhalten schnell opfer von betrug </text:span></text:p>
      <text:p text:style-name="P19"><text:span text:style-name="T28"><text:s text:c="2"/></text:span><text:span text:style-name="T42">außerdem</text:span><text:span text:style-name="T28"> online mehr Artikel mit schlechter qualität</text:span></text:p>
      <text:p text:style-name="P19"><text:span text:style-name="T28"><text:s text:c="3"/></text:span><text:span text:style-name="T41">&gt; </text:span><text:span text:style-name="T28">da Händlerreputation geringeren Einfluss als stationären Bereich</text:span></text:p>
      <text:p text:style-name="P34">Das sind auch wieder Vorteile, für ältere relevant </text:p>
      <text:p text:style-name="P19"><text:span text:style-name="T26"><text:s text:c="2"/>da</text:span><text:span text:style-name="T28"> meist aufgrund höhere Solvenz mehr Wert auf Qualität als einen geringen Preis </text:span></text:p>
      <text:p text:style-name="P19"><text:span text:style-name="T28"><text:s text:c="2"/></text:span><text:span text:style-name="T26">und tlw. Sich wenig mit Online-Bestellungen auskennen</text:span></text:p>
      <text:p text:style-name="P8"/>
      <text:p text:style-name="P19"><text:span text:style-name="T29">W</text:span><text:span text:style-name="T26">enn man nun Vorteile von </text:span><text:span text:style-name="T41">OH</text:span><text:span text:style-name="T26"> mit denen des </text:span><text:span text:style-name="T41">stat.</text:span><text:span text:style-name="T26"> E</text:span><text:span text:style-name="T41">H</text:span><text:span text:style-name="T26"> vergleicht, stellt man fest</text:span></text:p>
      <text:p text:style-name="P34"><text:s text:c="3"/>dass insbesondere für jugendliche die des Onlinehandels klar überwiegen</text:p>
      <text:p text:style-name="P19"><text:span text:style-name="T26"><text:s text:c="3"/></text:span><text:span text:style-name="T41">f</text:span><text:span text:style-name="T26">ür </text:span><text:span text:style-name="T41">Ü50 </text:span><text:span text:style-name="T26">kann aber auch stationärer Kauf relevant sein </text:span></text:p>
      <text:p text:style-name="P35">Da man im ländlichen Bereich mit deutlich steigenden Altersdurchschnitt rechnet</text:p>
      <text:p text:style-name="P19"><text:span text:style-name="T30"><text:s text:c="3"/>stellt sich für stat.</text:span><text:span text:style-name="T41">U</text:span><text:span text:style-name="T30"> natürlich Frage, </text:span></text:p>
      <text:p text:style-name="P19"><text:span text:style-name="T30"><text:s text:c="3"/></text:span><text:span text:style-name="T41">&gt; </text:span><text:span text:style-name="T30">ob heutige O-</text:span><text:span text:style-name="T41">K</text:span><text:span text:style-name="T30">äufer mit steigendem Alter wieder zum stat.</text:span><text:span text:style-name="T41">H</text:span><text:span text:style-name="T30"> wechseln</text:span></text:p>
      <text:p text:style-name="P19"><text:span text:style-name="T41">u</text:span><text:span text:style-name="T30">nd </text:span><text:span text:style-name="T17">das wird </text:span><text:span text:style-name="T30">wahrscheinlich nicht der </text:span><text:span text:style-name="T41">F</text:span><text:span text:style-name="T30">all</text:span></text:p>
      <text:p text:style-name="P19"><text:span text:style-name="T41">e</text:span><text:span text:style-name="T30">iner der hauptgründe, dass ältere personen nicht online einkaufen</text:span></text:p>
      <text:p text:style-name="P35"><text:s text:c="3"/>ist kaum Erfahrungen mit Online-Bestellprozess </text:p>
      <text:p text:style-name="P19"><text:span text:style-name="T41">&gt; d</text:span><text:span text:style-name="T17">ementsprechend sollte der stat.</text:span><text:span text:style-name="T41">EH </text:span><text:span text:style-name="T17">weiter mit sinkenden Nachfrage rechnen</text:span></text:p>
      <text:p text:style-name="P6"/>
      <text:p text:style-name="P7"><text:span text:style-name="T47">j</text:span><text:span text:style-name="T46">edoch nicht komplette stat.</text:span><text:span text:style-name="T47">U-B</text:span><text:span text:style-name="T46">ereich betroffen </text:span></text:p>
      <text:p text:style-name="P15"><text:span text:style-name="T23"><text:s text:c="3"/>biespielsweise werden </text:span><text:span text:style-name="T41">U</text:span><text:span text:style-name="T23">, die viele Produkte FCMG-Gütergruppe verkaufen</text:span></text:p>
      <text:p text:style-name="P15"><text:span text:style-name="T23"><text:s text:c="3"/></text:span><text:span text:style-name="T41">&gt;</text:span><text:span text:style-name="T23"> kaum durch die Entwicklungen der letzten </text:span><text:span text:style-name="T41">JuJZ</text:span><text:span text:style-name="T23"> beeinflusst </text:span></text:p>
      <text:p text:style-name="P15"><text:span text:style-name="T23"><text:s text:c="3"/>FCMG </text:span><text:span text:style-name="T41">(...)</text:span><text:span text:style-name="T23">, heißt so viel wie Schnellebige Konsumgüter, produkte wie </text:span><text:span text:style-name="T24">zb lebensmittel</text:span><text:span text:style-name="T23"> </text:span></text:p>
      <text:p text:style-name="P15"><text:span text:style-name="T24">Diese kaum online gekauft, was sich auch in </text:span><text:span text:style-name="T41">S</text:span><text:span text:style-name="T24">chüler</text:span><text:span text:style-name="T41">U</text:span><text:span text:style-name="T24"> bestätigt hat </text:span></text:p>
      <text:p text:style-name="P36"><text:s text:c="3"/>146 von 147 der befragten gaben an</text:p>
      <text:p text:style-name="P15"><text:span text:style-name="T24"><text:s text:c="3"/></text:span><text:span text:style-name="T41">&gt; </text:span><text:span text:style-name="T24">beim Kauf von Nahrungsmitteln den stat.</text:span><text:span text:style-name="T41">H </text:span><text:span text:style-name="T24">zu bevorzugen </text:span></text:p>
      <text:p text:style-name="P15"><text:span text:style-name="T24"><text:s text:c="3"/></text:span><text:span text:style-name="T41">&gt; i</text:span><text:span text:style-name="T24">n anderen Kategorien wie Elektronikbranche oder Spielwaren überwiegt dagegen </text:span><text:span text:style-name="T41">OH</text:span></text:p>
      <text:p text:style-name="P37"/>
      <text:p text:style-name="P15"><text:span text:style-name="T24"><text:s/></text:span><text:span text:style-name="T25">7:</text:span><text:span text:style-name="T42">40</text:span></text:p>
      <text:p text:style-name="P6"/>
      <text:p text:style-name="P20"><text:span text:style-name="T31">[4F]<text:tab/></text:span><text:span text:style-name="T33">Und das </text:span><text:span text:style-name="T34">ist in erster Linie schwer zu beurteilen</text:span></text:p>
      <text:p text:style-name="P20"><text:span text:style-name="T34">Natürlich gehen Arbeitsplätze im stat. Bereich verloren </text:span><text:span text:style-name="T35">Arbeitsp</text:span><text:span text:style-name="T43">atz</text:span><text:span text:style-name="T35">zahl annährend gleich</text:span></text:p>
      <text:p text:style-name="P38"><text:s text:c="3"/>jedoch können einerseits stationäre arbeitskräfte nicht einfach zu lieferdiensten o. ä. Wechseln</text:p>
      <text:p text:style-name="P20"><text:span text:style-name="T35"><text:s text:c="3"/>außerdem gibt es zunehmend </text:span><text:span text:style-name="T43">P</text:span><text:span text:style-name="T35">robleme mit </text:span><text:span text:style-name="T43">A</text:span><text:span text:style-name="T35">rbeitsbedingungen der </text:span><text:span text:style-name="T43">O</text:span><text:span text:style-name="T35">nlineriesen </text:span></text:p>
      <text:p text:style-name="P20"><text:soft-page-break/><text:span text:style-name="T43">z</text:span><text:span text:style-name="T36">B hat </text:span><text:span text:style-name="T43">S</text:span><text:span text:style-name="T36">abrina </text:span><text:span text:style-name="T43">A</text:span><text:span text:style-name="T36">picella im </text:span><text:span text:style-name="T43">R.</text:span><text:span text:style-name="T36"> ihrer </text:span><text:span text:style-name="T43">S</text:span><text:span text:style-name="T36">tudie </text:span><text:span text:style-name="T43">A</text:span><text:span text:style-name="T36">rbeitsbed. von </text:span><text:span text:style-name="T43">L</text:span><text:span text:style-name="T36">eiharbeitern bei </text:span><text:span text:style-name="T43">A</text:span><text:span text:style-name="T36">mazon untersucht</text:span></text:p>
      <text:p text:style-name="P20"><text:span text:style-name="T36"><text:s text:c="2"/>beschrib sie als ständige </text:span><text:span text:style-name="T43">Ü</text:span><text:span text:style-name="T36">berwac</text:span><text:span text:style-name="T37">h</text:span><text:span text:style-name="T36">ung und </text:span><text:span text:style-name="T43">D</text:span><text:span text:style-name="T36">isziplinierung der </text:span><text:span text:style-name="T43">B</text:span><text:span text:style-name="T36">eschäftigten </text:span></text:p>
      <text:p text:style-name="P20"><text:span text:style-name="T37">Zusätzlich scheinen solche </text:span><text:span text:style-name="T43">A.</text:span><text:span text:style-name="T37">verhältnisse auch bei anderen großen </text:span><text:span text:style-name="T43">OH</text:span><text:span text:style-name="T37"> keine außname zu sein </text:span></text:p>
      <text:p text:style-name="P20"><text:span text:style-name="T43">&gt; </text:span><text:span text:style-name="T37">weshalb man These “Der O</text:span><text:span text:style-name="T43">H</text:span><text:span text:style-name="T37"> schadet den Arbeitsverhältnissen insgesamt” verifizieren kann</text:span></text:p>
      <text:p text:style-name="P39"/>
      <text:p text:style-name="P9">Jedoch gibt es mittlerweile viel einflussreicheren faktor diesem gebiet: corona. </text:p>
      <text:p text:style-name="P9"/>
      <text:p text:style-name="P16"><text:span text:style-name="T31">[5F]<text:tab/></text:span><text:span text:style-name="T32">Stat. </text:span><text:span text:style-name="T43">U</text:span><text:span text:style-name="T32"> insbesondere i</text:span><text:span text:style-name="T43">m DLS</text:span><text:span text:style-name="T32"> fahren durch </text:span><text:span text:style-name="T43">V</text:span><text:span text:style-name="T32">irus enorme </text:span><text:span text:style-name="T43">V</text:span><text:span text:style-name="T32">erluste ein </text:span></text:p>
      <text:p text:style-name="P16"><text:span text:style-name="T32"><text:s text:c="3"/>stehen t</text:span><text:span text:style-name="T43">lw.</text:span><text:span text:style-name="T32"> vor </text:span><text:span text:style-name="T43">I</text:span><text:span text:style-name="T32">nsolvenz</text:span></text:p>
      <text:p text:style-name="P16"><text:span text:style-name="T32"><text:s text:c="3"/>da sie aufgrund von gesetzl. </text:span><text:span text:style-name="T43">S</text:span><text:span text:style-name="T32">chließungen keinen </text:span><text:span text:style-name="T43">U</text:span><text:span text:style-name="T32">msatz auf konst. </text:span><text:span text:style-name="T43">F</text:span><text:span text:style-name="T32">ixkosten machen </text:span></text:p>
      <text:p text:style-name="P16"><text:span text:style-name="T43">v</text:span><text:span text:style-name="T32">on diesem ganzen Dilemma bleiben nur Lebensmittelvertriebe verschont </text:span></text:p>
      <text:p text:style-name="P16"><text:span text:style-name="T32">Bei </text:span><text:span text:style-name="T43">OH</text:span><text:span text:style-name="T32"> ist bzgl der N</text:span><text:span text:style-name="T43">achfrage</text:span><text:span text:style-name="T32"> jedoch das </text:span><text:span text:style-name="T43">G</text:span><text:span text:style-name="T32">egenteil der Fall: </text:span></text:p>
      <text:p text:style-name="P16"><text:span text:style-name="T32"><text:s text:c="3"/></text:span><text:span text:style-name="T43">s</text:span><text:span text:style-name="T32">ie steigt deutlich</text:span></text:p>
      <text:p text:style-name="P16"><text:span text:style-name="T32"><text:s text:c="3"/>beispielsweise stellte </text:span><text:span text:style-name="T43">A</text:span><text:span text:style-name="T32">mazon im </text:span><text:span text:style-name="T43">F</text:span><text:span text:style-name="T32">rühjahr 20 knapp 200 000 neue </text:span><text:span text:style-name="T43">M</text:span><text:span text:style-name="T32">itarbeiter ein</text:span></text:p>
      <text:p text:style-name="P40">nebenbei sind aber in manchen Branchen weltweiten Lieferketten eingeschränkt</text:p>
      <text:p text:style-name="P16"><text:span text:style-name="T32"><text:s text:c="3"/></text:span><text:span text:style-name="T43">&gt; </text:span><text:span text:style-name="T32">O-</text:span><text:span text:style-name="T43">V</text:span><text:span text:style-name="T32">ersandhändler können nicht liefern</text:span></text:p>
      <text:p text:style-name="P16"><text:span text:style-name="T32">Laut </text:span><text:span text:style-name="T43">U</text:span><text:span text:style-name="T32">mfrage </text:span><text:span text:style-name="T43">H</text:span><text:span text:style-name="T32">ändlerbundes betrifft dieses </text:span><text:span text:style-name="T43">P</text:span><text:span text:style-name="T32">hänomen etwa 15% der </text:span><text:span text:style-name="T43">O-V</text:span><text:span text:style-name="T32">ersandhändler und marktplätze</text:span></text:p>
      <text:p text:style-name="P40"/>
      <text:p text:style-name="P22"><text:span text:style-name="T32">[</text:span><text:span text:style-name="T34">Toni] Statistiken</text:span></text:p>
      <text:p text:style-name="P20"><text:span text:style-name="T34"><text:s text:c="3"/>jedoch suchen </text:span><text:span text:style-name="T43">OH</text:span><text:span text:style-name="T34"> und Lieferdienste immer mehr </text:span><text:span text:style-name="T43">A</text:span><text:span text:style-name="T34">rbeiter</text:span><text:span text:style-name="T33"> </text:span></text:p>
      <text:p text:style-name="P20"><text:span text:style-name="T43">i</text:span><text:span text:style-name="T35">nsgesamt bleibt also Arbeitsp</text:span><text:span text:style-name="T43">atz</text:span><text:span text:style-name="T35">zahl annährend gleich</text:span></text:p>
      <text:p text:style-name="P38"><text:s text:c="3"/>jedoch können einerseits stationäre arbeitskräfte nicht einfach zu lieferdiensten o. ä. Wechseln</text:p>
      <text:p text:style-name="P20"><text:span text:style-name="T35"><text:s text:c="3"/>außerdem gibt es zunehmend </text:span><text:span text:style-name="T43">P</text:span><text:span text:style-name="T35">robleme mit </text:span><text:span text:style-name="T43">A</text:span><text:span text:style-name="T35">rbeitsbedingungen der </text:span><text:span text:style-name="T43">O</text:span><text:span text:style-name="T35">nlineriesen </text:span></text:p>
      <text:p text:style-name="P20"><text:span text:style-name="T43">z</text:span><text:span text:style-name="T36">B hat </text:span><text:span text:style-name="T43">S</text:span><text:span text:style-name="T36">abrina </text:span><text:span text:style-name="T43">A</text:span><text:span text:style-name="T36">picella im </text:span><text:span text:style-name="T43">R.</text:span><text:span text:style-name="T36"> ihrer </text:span><text:span text:style-name="T43">S</text:span><text:span text:style-name="T36">tudie </text:span><text:span text:style-name="T43">A</text:span><text:span text:style-name="T36">rbeitsbed. von </text:span><text:span text:style-name="T43">L</text:span><text:span text:style-name="T36">eiharbeitern bei </text:span><text:span text:style-name="T43">A</text:span><text:span text:style-name="T36">mazon untersucht</text:span></text:p>
      <text:p text:style-name="P20"><text:span text:style-name="T36"><text:s text:c="2"/>beschrib sie als ständige </text:span><text:span text:style-name="T43">Ü</text:span><text:span text:style-name="T36">berwac</text:span><text:span text:style-name="T37">h</text:span><text:span text:style-name="T36">ung und </text:span><text:span text:style-name="T43">D</text:span><text:span text:style-name="T36">isziplinierung der </text:span><text:span text:style-name="T43">B</text:span><text:span text:style-name="T36">eschäftigten </text:span></text:p>
      <text:p text:style-name="P20"><text:span text:style-name="T37">Zusätzlich scheinen solche </text:span><text:span text:style-name="T43">A.</text:span><text:span text:style-name="T37">verhältnisse auch bei anderen großen </text:span><text:span text:style-name="T43">OH</text:span><text:span text:style-name="T37"> keine außname zu sein </text:span></text:p>
      <text:p text:style-name="P20"><text:span text:style-name="T43">&gt; </text:span><text:span text:style-name="T37">weshalb man These “Der O</text:span><text:span text:style-name="T43">H</text:span><text:span text:style-name="T37"> schadet den Arbeitsverhältnissen insgesamt” verifizieren kann</text:span></text:p>
      <text:p text:style-name="P39"/>
      <text:p text:style-name="P9">Jedoch gibt es mittlerweile einen viel einflussreicheren faktor in diesem gebiet: corona. </text:p>
      <text:p text:style-name="P9"/>
      <text:p text:style-name="P16"><text:span text:style-name="T31">[5F]<text:tab/></text:span><text:span text:style-name="T32">Stat. </text:span><text:span text:style-name="T43">U</text:span><text:span text:style-name="T32"> insbesondere i</text:span><text:span text:style-name="T43">m DLS</text:span><text:span text:style-name="T32"> fahren durch </text:span><text:span text:style-name="T43">V</text:span><text:span text:style-name="T32">irus enorme </text:span><text:span text:style-name="T43">V</text:span><text:span text:style-name="T32">erluste ein </text:span></text:p>
      <text:p text:style-name="P16"><text:span text:style-name="T32"><text:s text:c="3"/>stehen t</text:span><text:span text:style-name="T43">lw.</text:span><text:span text:style-name="T32"> vor </text:span><text:span text:style-name="T43">I</text:span><text:span text:style-name="T32">nsolvenz</text:span></text:p>
      <text:p text:style-name="P16"><text:span text:style-name="T32"><text:s text:c="3"/>da sie aufgrund von gesetzl. </text:span><text:span text:style-name="T43">S</text:span><text:span text:style-name="T32">chließungen keinen </text:span><text:span text:style-name="T43">U</text:span><text:span text:style-name="T32">msatz auf konst. </text:span><text:span text:style-name="T43">F</text:span><text:span text:style-name="T32">ixkosten machen </text:span></text:p>
      <text:p text:style-name="P16"><text:span text:style-name="T43">v</text:span><text:span text:style-name="T32">on diesem ganzen Dilemma bleiben nur Lebensmittelvertriebe verschont </text:span></text:p>
      <text:p text:style-name="P16"><text:span text:style-name="T32">Bei </text:span><text:span text:style-name="T43">OH</text:span><text:span text:style-name="T32"> ist bzgl der N</text:span><text:span text:style-name="T43">achfrage</text:span><text:span text:style-name="T32"> jedoch das </text:span><text:span text:style-name="T43">G</text:span><text:span text:style-name="T32">egenteil der Fall: </text:span></text:p>
      <text:p text:style-name="P16"><text:span text:style-name="T32"><text:s text:c="3"/></text:span><text:span text:style-name="T43">s</text:span><text:span text:style-name="T32">ie steigt deutlich</text:span></text:p>
      <text:p text:style-name="P16"><text:span text:style-name="T32"><text:s text:c="3"/>beispielsweise stellte </text:span><text:span text:style-name="T43">A</text:span><text:span text:style-name="T32">mazon im </text:span><text:span text:style-name="T43">F</text:span><text:span text:style-name="T32">rühjahr 20 knapp 200 000 neue </text:span><text:span text:style-name="T43">M</text:span><text:span text:style-name="T32">itarbeiter ein</text:span></text:p>
      <text:p text:style-name="P40">nebenbei sind aber in manchen Branchen weltweiten Lieferketten eingeschränkt</text:p>
      <text:p text:style-name="P16"><text:span text:style-name="T32"><text:s text:c="3"/></text:span><text:span text:style-name="T43">&gt; </text:span><text:span text:style-name="T32">O-</text:span><text:span text:style-name="T43">V</text:span><text:span text:style-name="T32">ersandhändler können nicht liefern</text:span></text:p>
      <text:p text:style-name="P16"><text:span text:style-name="T32">Laut </text:span><text:span text:style-name="T43">U</text:span><text:span text:style-name="T32">mfrage </text:span><text:span text:style-name="T43">H</text:span><text:span text:style-name="T32">ändlerbundes betrifft dieses </text:span><text:span text:style-name="T43">P</text:span><text:span text:style-name="T32">hänomen etwa 15% der </text:span><text:span text:style-name="T43">O-V</text:span><text:span text:style-name="T32">ersandhändler und marktplätze</text:span></text:p>
      <text:p text:style-name="P40"/>
      <text:p text:style-name="P21"><text:span text:style-name="T32">[</text:span><text:span text:style-name="T4">Toni] Statistik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3:37:35.863805859</meta:creation-date>
    <dc:date>2021-01-21T17:17:25.456426552</dc:date>
    <meta:editing-duration>PT15M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142" meta:word-count="1235" meta:character-count="8896" meta:non-whitespace-character-count="7566"/>
  </office:meta>
</office:document-meta>
</file>